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d746" officeooo:paragraph-rsid="0013d74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3d74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d746" officeooo:paragraph-rsid="0013d74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d746" officeooo:paragraph-rsid="0013d746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>DSA Assignment</text:p>
      <text:p text:style-name="P1"/>
      <text:p text:style-name="P1"/>
      <text:p text:style-name="P1">Samuel Wyatt</text:p>
      <text:p text:style-name="P1">2055553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ble of Contents</text:p>
      <text:p text:style-name="P4">1. User Guide</text:p>
      <text:p text:style-name="P4">2. Class Descriptions</text:p>
      <text:p text:style-name="P4">3. Justifications</text:p>
      <text:p text:style-name="P4">4. UML Diagrams</text:p>
      <text:p text:style-name="P4">5. Traceability Matrix</text:p>
      <text:p text:style-name="P4">6. Code Showcase</text:p>
      <text:p text:style-name="P4"><text:tab/>6.1 Introduction</text:p>
      <text:p text:style-name="P4"><text:tab/>6.2 Scenario 1</text:p>
      <text:p text:style-name="P4"><text:tab/>6.3 Scenario 2</text:p>
      <text:p text:style-name="P4"><text:tab/>6.4 Scenario 3</text:p>
      <text:p text:style-name="P4">7. Conclusion and Future Work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6:42:59.158840593</meta:creation-date>
    <dc:date>2022-05-19T16:46:48.985644271</dc:date>
    <meta:editing-duration>PT3M51S</meta:editing-duration>
    <meta:editing-cycles>1</meta:editing-cycles>
    <meta:document-statistic meta:table-count="0" meta:image-count="0" meta:object-count="0" meta:page-count="2" meta:paragraph-count="15" meta:word-count="41" meta:character-count="246" meta:non-whitespace-character-count="216"/>
    <meta:generator>LibreOffice/6.4.7.2$Linux_X86_64 LibreOffice_project/40$Build-2</meta:generator>
  </office:meta>
</office:document-meta>
</file>